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31976B6C48A1AA986CC.png" manifest:media-type="image/png"/>
  <manifest:file-entry manifest:full-path="Pictures/1006026F0001A4C000012960684F815950E736EC.pdf" manifest:media-type="application/pdf"/>
  <manifest:file-entry manifest:full-path="Pictures/1000000100000776000004347AC1A567D5C6D51E.png" manifest:media-type="image/png"/>
  <manifest:file-entry manifest:full-path="Pictures/100000010000077600000434FDD365E65A9DB7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07c" officeooo:paragraph-rsid="0018d07c"/>
    </style:style>
    <style:style style:name="P2" style:family="paragraph" style:parent-style-name="Standard">
      <style:text-properties officeooo:rsid="001aa860" officeooo:paragraph-rsid="001aa86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ASK 1,2,3</text:p>
      <text:p text:style-name="Standard"/>
      <text:p text:style-name="Standard"/>
      <text:p text:style-name="Standard"/>
      <text:p text:style-name="P1"><draw:frame draw:style-name="fr1" draw:name="Image1" text:anchor-type="char" svg:width="6.6929in" svg:height="3.7701in" draw:z-index="0"><draw:image xlink:href="Pictures/100000010000077600000434FDD365E65A9DB76C.png" xlink:type="simple" xlink:show="embed" xlink:actuate="onLoad" draw:mime-type="image/png"/></draw:frame>Examples:</text:p>
      <text:p text:style-name="P1"/>
      <text:p text:style-name="P1"/>
      <text:p text:style-name="P2"><draw:frame draw:style-name="fr2" draw:name="Image2" text:anchor-type="char" svg:width="6.6929in" svg:height="3.7701in" draw:z-index="1"><draw:image xlink:href="Pictures/1000000100000776000004347AC1A567D5C6D51E.png" xlink:type="simple" xlink:show="embed" xlink:actuate="onLoad" draw:mime-type="image/png"/></draw:frame>Tree Image<text:line-break/></text:p>
      <text:p text:style-name="P2"/>
      <text:p text:style-name="P2"/>
      <text:p text:style-name="P2"/>
      <text:p text:style-name="P2"><draw:frame draw:style-name="fr1" draw:name="Image3" text:anchor-type="char" svg:width="6.6929in" svg:height="4.7299in" draw:z-index="2"><draw:image xlink:href="Pictures/1006026F0001A4C000012960684F815950E736EC.pdf" xlink:type="simple" xlink:show="embed" xlink:actuate="onLoad" draw:mime-type="application/pdf"/><draw:image xlink:href="Pictures/10000001000004620000031976B6C48A1AA986CC.png" xlink:type="simple" xlink:show="embed" xlink:actuate="onLoad" draw:mime-type="image/png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1:13:39.005986413</meta:creation-date>
    <dc:date>2024-02-21T11:20:21.991204824</dc:date>
    <meta:editing-duration>PT6M4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3" meta:word-count="5" meta:character-count="30" meta:non-whitespace-character-count="27"/>
  </office:meta>
</office:document-meta>
</file>